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ou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sledek</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ou se možnosti nastavení</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 + kliknout a/nebo klik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 s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vy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 + 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 + 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 + Ctrl + 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vyžadujícím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á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ep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N], Objekty OLE Microsoft se při načítání dokumentu formátu Microsoft převedou na odpovídající objekty OLE LibreOffice („N“ značí „načíst“).</text:p>
      <text:p text:style-name="P11">Pokud zaškrtneme možnost [U], objekty OLE LibreOffice se při ukládání dokumentu formátu Microsoft převedou na odpovídající objekty OLE Microsoft („U“ značí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ou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ou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a</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m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